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31F000059DB000003EC5E6256B359A59AAC.svm" manifest:media-type=""/>
  <manifest:file-entry manifest:full-path="Pictures/200002CA00004C8A00001B5A442BD0B457238777.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table:align="margins" style:may-break-between-rows="false"/>
    </style:style>
    <style:style style:name="Tableau2.A" style:family="table-column">
      <style:table-column-properties style:column-width="4.763cm" style:rel-column-width="17744*"/>
    </style:style>
    <style:style style:name="Tableau2.B" style:family="table-column">
      <style:table-column-properties style:column-width="12.827cm" style:rel-column-width="47791*"/>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paragraph-properties fo:text-align="justify" style:justify-single-word="false"/>
      <style:text-properties style:font-name="FreeSerif2" officeooo:rsid="02a54013" officeooo:paragraph-rsid="02a4066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rsid="0150ff77" officeooo:paragraph-rsid="0150ff77"/>
    </style:style>
    <style:style style:name="P7" style:family="paragraph" style:parent-style-name="Text_20_body">
      <style:text-properties officeooo:rsid="0150ff77" officeooo:paragraph-rsid="02b719e4"/>
    </style:style>
    <style:style style:name="P8" style:family="paragraph" style:parent-style-name="Text_20_body">
      <style:text-properties officeooo:rsid="023ac836" officeooo:paragraph-rsid="023b42ef"/>
    </style:style>
    <style:style style:name="P9" style:family="paragraph" style:parent-style-name="Text_20_body">
      <style:text-properties officeooo:rsid="02519562" officeooo:paragraph-rsid="025061b9"/>
    </style:style>
    <style:style style:name="P10" style:family="paragraph" style:parent-style-name="Text_20_body">
      <style:text-properties officeooo:paragraph-rsid="02b719e4"/>
    </style:style>
    <style:style style:name="P11" style:family="paragraph" style:parent-style-name="Text_20_body">
      <style:text-properties officeooo:rsid="02976fb8" officeooo:paragraph-rsid="02976fb8"/>
    </style:style>
    <style:style style:name="P12" style:family="paragraph" style:parent-style-name="Text_20_body">
      <style:text-properties officeooo:rsid="02b24f51" officeooo:paragraph-rsid="02b24f51"/>
    </style:style>
    <style:style style:name="P13" style:family="paragraph" style:parent-style-name="Text_20_body">
      <style:text-properties officeooo:rsid="02c76f10" officeooo:paragraph-rsid="0282ca0d"/>
    </style:style>
    <style:style style:name="P14" style:family="paragraph" style:parent-style-name="Text_20_body">
      <style:text-properties officeooo:rsid="028e3f00" officeooo:paragraph-rsid="028e3f00"/>
    </style:style>
    <style:style style:name="P15" style:family="paragraph" style:parent-style-name="Text_20_body">
      <style:paragraph-properties fo:text-align="justify" style:justify-single-word="false"/>
      <style:text-properties officeooo:rsid="002bc9e2" officeooo:paragraph-rsid="03185e18"/>
    </style:style>
    <style:style style:name="P16" style:family="paragraph" style:parent-style-name="Text_20_body">
      <style:paragraph-properties fo:text-align="justify" style:justify-single-word="false"/>
      <style:text-properties officeooo:rsid="002bc9e2" officeooo:paragraph-rsid="025061b9"/>
    </style:style>
    <style:style style:name="P17" style:family="paragraph" style:parent-style-name="Text_20_body">
      <style:paragraph-properties fo:text-align="justify" style:justify-single-word="false"/>
      <style:text-properties officeooo:rsid="02471108" officeooo:paragraph-rsid="025061b9"/>
    </style:style>
    <style:style style:name="P18" style:family="paragraph" style:parent-style-name="Text_20_body">
      <style:paragraph-properties fo:text-align="justify" style:justify-single-word="false"/>
      <style:text-properties officeooo:rsid="02de72bd" officeooo:paragraph-rsid="02de72bd"/>
    </style:style>
    <style:style style:name="P19" style:family="paragraph" style:parent-style-name="Text_20_body">
      <style:paragraph-properties fo:text-align="justify" style:justify-single-word="false"/>
      <style:text-properties officeooo:rsid="024185f6" officeooo:paragraph-rsid="0243ca5e"/>
    </style:style>
    <style:style style:name="P20" style:family="paragraph" style:parent-style-name="Text_20_body">
      <style:paragraph-properties fo:text-align="justify" style:justify-single-word="false"/>
      <style:text-properties officeooo:rsid="02768c71" officeooo:paragraph-rsid="02768c71"/>
    </style:style>
    <style:style style:name="P21" style:family="paragraph" style:parent-style-name="Text_20_body">
      <style:paragraph-properties fo:text-align="justify" style:justify-single-word="false"/>
      <style:text-properties officeooo:rsid="028d4d28" officeooo:paragraph-rsid="028d4d28"/>
    </style:style>
    <style:style style:name="P22" style:family="paragraph" style:parent-style-name="Text_20_body">
      <style:paragraph-properties fo:text-align="justify" style:justify-single-word="false"/>
      <style:text-properties officeooo:rsid="029e0f8a" officeooo:paragraph-rsid="02969d18"/>
    </style:style>
    <style:style style:name="P23" style:family="paragraph" style:parent-style-name="Text_20_body">
      <style:paragraph-properties fo:text-align="justify" style:justify-single-word="false"/>
      <style:text-properties style:font-name="FreeSerif2" officeooo:rsid="0314b861" officeooo:paragraph-rsid="0314b861"/>
    </style:style>
    <style:style style:name="P24" style:family="paragraph" style:parent-style-name="Text_20_body">
      <style:paragraph-properties fo:text-align="justify" style:justify-single-word="false"/>
      <style:text-properties officeooo:paragraph-rsid="02ac2482"/>
    </style:style>
    <style:style style:name="P25" style:family="paragraph" style:parent-style-name="Text_20_body">
      <style:paragraph-properties fo:text-align="justify" style:justify-single-word="false"/>
      <style:text-properties officeooo:paragraph-rsid="03185e18"/>
    </style:style>
    <style:style style:name="P26" style:family="paragraph" style:parent-style-name="Text_20_body">
      <style:paragraph-properties fo:text-align="justify" style:justify-single-word="false"/>
      <style:text-properties officeooo:rsid="026a3cba" officeooo:paragraph-rsid="02b0a8d7"/>
    </style:style>
    <style:style style:name="P27" style:family="paragraph" style:parent-style-name="Heading">
      <style:text-properties officeooo:rsid="0033c55b" officeooo:paragraph-rsid="002529d6"/>
    </style:style>
    <style:style style:name="P28" style:family="paragraph" style:parent-style-name="Heading">
      <style:text-properties officeooo:rsid="010f3d1e" officeooo:paragraph-rsid="024185f6"/>
    </style:style>
    <style:style style:name="P29" style:family="paragraph" style:parent-style-name="Illustration">
      <style:paragraph-properties fo:text-align="center" style:justify-single-word="false"/>
    </style:style>
    <style:style style:name="P30" style:family="paragraph" style:parent-style-name="Heading_20_2">
      <style:paragraph-properties fo:break-before="page"/>
      <style:text-properties officeooo:rsid="02dc3d25"/>
    </style:style>
    <style:style style:name="P31" style:family="paragraph" style:parent-style-name="Heading_20_2">
      <style:paragraph-properties fo:break-before="page"/>
      <style:text-properties officeooo:rsid="02b24f51" officeooo:paragraph-rsid="02b24f51"/>
    </style:style>
    <style:style style:name="P32" style:family="paragraph" style:parent-style-name="code">
      <style:text-properties officeooo:rsid="02900506" officeooo:paragraph-rsid="02900506"/>
    </style:style>
    <style:style style:name="P33" style:family="paragraph" style:parent-style-name="code">
      <style:text-properties officeooo:rsid="0295494f" officeooo:paragraph-rsid="0295494f"/>
    </style:style>
    <style:style style:name="P34" style:family="paragraph" style:parent-style-name="code">
      <style:text-properties officeooo:rsid="02a13dda"/>
    </style:style>
    <style:style style:name="P35" style:family="paragraph" style:parent-style-name="code">
      <style:text-properties officeooo:rsid="0292dd1c" officeooo:paragraph-rsid="0292dd1c"/>
    </style:style>
    <style:style style:name="P36" style:family="paragraph" style:parent-style-name="Heading_20_2">
      <style:text-properties officeooo:rsid="02a4066b" officeooo:paragraph-rsid="02a4066b"/>
    </style:style>
    <style:style style:name="P37" style:family="paragraph" style:parent-style-name="Heading_20_2">
      <style:text-properties officeooo:rsid="0302c575" officeooo:paragraph-rsid="0302c575"/>
    </style:style>
    <style:style style:name="P38" style:family="paragraph" style:parent-style-name="Heading_20_2">
      <style:text-properties style:font-name="FreeSerif2" officeooo:rsid="02b24f51" officeooo:paragraph-rsid="02b24f51"/>
    </style:style>
    <style:style style:name="P39" style:family="paragraph" style:parent-style-name="Table_20_Contents">
      <style:text-properties style:font-name="FreeSerif" officeooo:rsid="02992fab" officeooo:paragraph-rsid="02992fab" style:font-size-asian="10.5pt"/>
    </style:style>
    <style:style style:name="P40" style:family="paragraph" style:parent-style-name="Table_20_Contents">
      <style:text-properties style:font-name="FreeSerif" officeooo:rsid="029d525c" officeooo:paragraph-rsid="029d525c" style:font-size-asian="10.5pt"/>
    </style:style>
    <style:style style:name="P41" style:family="paragraph" style:parent-style-name="Table_20_Contents">
      <style:text-properties style:font-name="FreeSerif" officeooo:rsid="029c864d" officeooo:paragraph-rsid="029aaee1" style:font-size-asian="10.5pt"/>
    </style:style>
    <style:style style:name="P42" style:family="paragraph" style:parent-style-name="Table_20_Contents">
      <style:paragraph-properties fo:text-align="center" style:justify-single-word="false"/>
      <style:text-properties style:font-name="FreeSerif" fo:font-style="italic" officeooo:rsid="02992fab" officeooo:paragraph-rsid="02992fab" style:font-size-asian="10.5pt" style:font-style-asian="italic" style:font-style-complex="italic"/>
    </style:style>
    <style:style style:name="P43" style:family="paragraph" style:parent-style-name="Table_20_Contents">
      <style:text-properties officeooo:rsid="03116682" officeooo:paragraph-rsid="03116682" fo:background-color="#ffff00"/>
    </style:style>
    <style:style style:name="P44" style:family="paragraph" style:parent-style-name="Table_20_Heading">
      <style:text-properties officeooo:rsid="02976fb8"/>
    </style:style>
    <style:style style:name="P45" style:family="paragraph" style:parent-style-name="Text_20_body" style:list-style-name="L2">
      <style:text-properties officeooo:paragraph-rsid="0243ca5e"/>
    </style:style>
    <style:style style:name="P46" style:family="paragraph" style:parent-style-name="Text_20_body" style:list-style-name="L2">
      <style:paragraph-properties fo:text-align="justify" style:justify-single-word="false"/>
      <style:text-properties officeooo:paragraph-rsid="0259b0a1"/>
    </style:style>
    <style:style style:name="P47" style:family="paragraph" style:parent-style-name="Text_20_body" style:list-style-name="L3">
      <style:text-properties officeooo:rsid="0282ca0d" officeooo:paragraph-rsid="0282ca0d"/>
    </style:style>
    <style:style style:name="P48" style:family="paragraph" style:parent-style-name="Text_20_body" style:list-style-name="L3">
      <style:text-properties officeooo:rsid="02c9751d" officeooo:paragraph-rsid="02c9751d"/>
    </style:style>
    <style:style style:name="P49" style:family="paragraph" style:parent-style-name="Text_20_body" style:list-style-name="L3">
      <style:text-properties officeooo:rsid="0305796f" officeooo:paragraph-rsid="0305796f"/>
    </style:style>
    <style:style style:name="P50" style:family="paragraph" style:parent-style-name="Text_20_body" style:list-style-name="L3">
      <style:text-properties officeooo:rsid="0308288a" officeooo:paragraph-rsid="0308288a"/>
    </style:style>
    <style:style style:name="P51" style:family="paragraph" style:parent-style-name="Text_20_body" style:list-style-name="L4">
      <style:text-properties officeooo:rsid="030a7355" officeooo:paragraph-rsid="028e2b2a"/>
    </style:style>
    <style:style style:name="P52" style:family="paragraph" style:parent-style-name="Text_20_body" style:list-style-name="L4">
      <style:text-properties officeooo:rsid="030cfbd2" officeooo:paragraph-rsid="030cfbd2"/>
    </style:style>
    <style:style style:name="P53" style:family="paragraph" style:parent-style-name="Text_20_body" style:list-style-name="L5">
      <style:text-properties officeooo:paragraph-rsid="02adfdcb"/>
    </style:style>
    <style:style style:name="P54" style:family="paragraph" style:parent-style-name="Text_20_body" style:list-style-name="L5">
      <style:text-properties style:font-name="FreeSerif2" officeooo:rsid="02ac2482" officeooo:paragraph-rsid="02aa75a9"/>
    </style:style>
    <style:style style:name="P55" style:family="paragraph" style:parent-style-name="Text_20_body" style:list-style-name="L5">
      <style:text-properties style:font-name="FreeSerif2" officeooo:rsid="02adfdcb" officeooo:paragraph-rsid="02adfdcb"/>
    </style:style>
    <style:style style:name="P56" style:family="paragraph" style:parent-style-name="Heading_20_1">
      <style:text-properties officeooo:rsid="0261cff8" officeooo:paragraph-rsid="0261cff8"/>
    </style:style>
    <style:style style:name="P57" style:family="paragraph" style:parent-style-name="Heading_20_1">
      <style:text-properties officeooo:rsid="02671b72" officeooo:paragraph-rsid="02671b72"/>
    </style:style>
    <style:style style:name="P58" style:family="paragraph" style:parent-style-name="Heading_20_1">
      <style:text-properties officeooo:paragraph-rsid="02b719e4"/>
    </style:style>
    <style:style style:name="P59" style:family="paragraph" style:parent-style-name="Table_20_Contents">
      <style:text-properties officeooo:rsid="01e0ae86" officeooo:paragraph-rsid="0265bce0" fo:background-color="#ffff99"/>
    </style:style>
    <style:style style:name="P60" style:family="paragraph" style:parent-style-name="enum" style:list-style-name="L1">
      <style:text-properties officeooo:paragraph-rsid="024185f6"/>
    </style:style>
    <style:style style:name="P61" style:family="paragraph" style:parent-style-name="enum" style:list-style-name="L1">
      <style:text-properties officeooo:rsid="011fdc6d" officeooo:paragraph-rsid="024185f6"/>
    </style:style>
    <style:style style:name="P62" style:family="paragraph" style:parent-style-name="enum" style:list-style-name="L1">
      <style:text-properties fo:language="fr" fo:country="CA" officeooo:paragraph-rsid="024185f6" style:language-asian="zh" style:country-asian="CN" style:language-complex="ar" style:country-complex="SA"/>
    </style:style>
    <style:style style:name="P63" style:family="paragraph" style:parent-style-name="enum" style:list-style-name="L1">
      <style:text-properties fo:language="fr" fo:country="CA" officeooo:rsid="0033c55b" officeooo:paragraph-rsid="024185f6" style:language-asian="zh" style:country-asian="CN" style:language-complex="ar" style:country-complex="SA"/>
    </style:style>
    <style:style style:name="P64" style:family="paragraph" style:parent-style-name="question">
      <style:text-properties officeooo:rsid="02b8a255" officeooo:paragraph-rsid="02b8a255"/>
    </style:style>
    <style:style style:name="P65" style:family="paragraph" style:parent-style-name="question">
      <style:text-properties officeooo:rsid="02b980b3" officeooo:paragraph-rsid="02b980b3"/>
    </style:style>
    <style:style style:name="T1" style:family="text">
      <style:text-properties officeooo:rsid="0113ff9b"/>
    </style:style>
    <style:style style:name="T2" style:family="text">
      <style:text-properties officeooo:rsid="01101644"/>
    </style:style>
    <style:style style:name="T3" style:family="text">
      <style:text-properties fo:font-style="italic" style:font-style-asian="italic" style:font-style-complex="italic"/>
    </style:style>
    <style:style style:name="T4" style:family="text">
      <style:text-properties fo:font-style="italic" officeooo:rsid="023d41de" style:font-style-asian="italic" style:font-style-complex="italic"/>
    </style:style>
    <style:style style:name="T5" style:family="text">
      <style:text-properties fo:font-style="italic" fo:font-weight="normal" officeooo:rsid="031a048a" style:font-style-asian="italic" style:font-weight-asian="normal" style:font-style-complex="italic" style:font-weight-complex="normal"/>
    </style:style>
    <style:style style:name="T6" style:family="text">
      <style:text-properties officeooo:rsid="023ac836"/>
    </style:style>
    <style:style style:name="T7" style:family="text">
      <style:text-properties officeooo:rsid="023b42ef"/>
    </style:style>
    <style:style style:name="T8" style:family="text">
      <style:text-properties officeooo:rsid="023d41de"/>
    </style:style>
    <style:style style:name="T9" style:family="text">
      <style:text-properties officeooo:rsid="0243ca5e"/>
    </style:style>
    <style:style style:name="T10" style:family="text">
      <style:text-properties officeooo:rsid="02471108"/>
    </style:style>
    <style:style style:name="T11" style:family="text">
      <style:text-properties officeooo:rsid="02490b55"/>
    </style:style>
    <style:style style:name="T12" style:family="text">
      <style:text-properties officeooo:rsid="0259b0a1"/>
    </style:style>
    <style:style style:name="T13" style:family="text">
      <style:text-properties officeooo:rsid="025c80f5"/>
    </style:style>
    <style:style style:name="T14" style:family="text">
      <style:text-properties officeooo:rsid="026c3f3a"/>
    </style:style>
    <style:style style:name="T15" style:family="text">
      <style:text-properties officeooo:rsid="027a7504"/>
    </style:style>
    <style:style style:name="T16" style:family="text">
      <style:text-properties officeooo:rsid="0264d755"/>
    </style:style>
    <style:style style:name="T17" style:family="text">
      <style:text-properties officeooo:rsid="02b980b3"/>
    </style:style>
    <style:style style:name="T18" style:family="text">
      <style:text-properties officeooo:rsid="02bcfe16"/>
    </style:style>
    <style:style style:name="T19" style:family="text">
      <style:text-properties officeooo:rsid="02bedffa"/>
    </style:style>
    <style:style style:name="T20" style:family="text">
      <style:text-properties officeooo:rsid="02cfdddc"/>
    </style:style>
    <style:style style:name="T21" style:family="text">
      <style:text-properties officeooo:rsid="02d9ce53"/>
    </style:style>
    <style:style style:name="T22" style:family="text">
      <style:text-properties officeooo:rsid="02da415b"/>
    </style:style>
    <style:style style:name="T23" style:family="text">
      <style:text-properties officeooo:rsid="02e6333a"/>
    </style:style>
    <style:style style:name="T24" style:family="text">
      <style:text-properties officeooo:rsid="02fe52f2"/>
    </style:style>
    <style:style style:name="T25" style:family="text">
      <style:text-properties officeooo:rsid="03185e18"/>
    </style:style>
    <style:style style:name="T26" style:family="text">
      <style:text-properties fo:font-weight="bold" style:font-weight-asian="bold" style:font-weight-complex="bold"/>
    </style:style>
    <style:style style:name="T27" style:family="text">
      <style:text-properties fo:font-weight="bold" officeooo:rsid="023d41de" style:font-weight-asian="bold" style:font-weight-complex="bold"/>
    </style:style>
    <style:style style:name="T28" style:family="text">
      <style:text-properties fo:font-weight="bold" officeooo:rsid="02471108" style:font-weight-asian="bold" style:font-weight-complex="bold"/>
    </style:style>
    <style:style style:name="T29" style:family="text">
      <style:text-properties fo:font-weight="bold" officeooo:rsid="0259b0a1" style:font-weight-asian="bold" style:font-weight-complex="bold"/>
    </style:style>
    <style:style style:name="T30" style:family="text">
      <style:text-properties fo:font-weight="bold" officeooo:rsid="0243ca5e" style:font-weight-asian="bold" style:font-weight-complex="bold"/>
    </style:style>
    <style:style style:name="T31" style:family="text">
      <style:text-properties style:font-name="FreeSerif2" officeooo:rsid="02690a46"/>
    </style:style>
    <style:style style:name="T32" style:family="text">
      <style:text-properties style:font-name="FreeSerif2" officeooo:rsid="02801794"/>
    </style:style>
    <style:style style:name="T33" style:family="text">
      <style:text-properties style:font-name="FreeSerif2" officeooo:rsid="02aa75a9"/>
    </style:style>
    <style:style style:name="T34" style:family="text">
      <style:text-properties style:font-name="FreeSerif2" officeooo:rsid="02adfdcb"/>
    </style:style>
    <style:style style:name="T35" style:family="text">
      <style:text-properties style:font-name="FreeSerif2" officeooo:rsid="03185e18"/>
    </style:style>
    <style:style style:name="T36" style:family="text">
      <style:text-properties style:font-name="FreeSerif2" fo:font-weight="bold" officeooo:rsid="02690a46" style:font-weight-asian="bold" style:font-weight-complex="bold"/>
    </style:style>
    <style:style style:name="T37" style:family="text">
      <style:text-properties style:font-name="FreeSerif2" fo:font-weight="bold" officeooo:rsid="02801794" style:font-weight-asian="bold" style:font-weight-complex="bold"/>
    </style:style>
    <style:style style:name="T38" style:family="text">
      <style:text-properties style:font-name="FreeSerif2" officeooo:rsid="02b0a8d7"/>
    </style:style>
    <style:style style:name="T39" style:family="text">
      <style:text-properties style:font-name="FreeSerif2" officeooo:rsid="025c80f5"/>
    </style:style>
    <style:style style:name="T40" style:family="text">
      <style:text-properties style:font-name="FreeSerif2" fo:font-size="12pt" officeooo:rsid="031a048a" style:font-size-asian="12pt" style:font-size-complex="12pt"/>
    </style:style>
    <style:style style:name="T41" style:family="text">
      <style:text-properties style:font-name="FreeSerif2" fo:font-size="12pt" officeooo:rsid="031a7484" style:font-size-asian="12pt" style:font-size-complex="12pt"/>
    </style:style>
    <style:style style:name="T42" style:family="text">
      <style:text-properties fo:font-weight="normal" officeooo:rsid="0259b0a1" style:font-weight-asian="normal" style:font-weight-complex="normal"/>
    </style:style>
    <style:style style:name="T43" style:family="text">
      <style:text-properties fo:font-weight="normal" officeooo:rsid="031a048a" style:font-weight-asian="normal" style:font-weight-complex="normal"/>
    </style:style>
    <style:style style:name="T44" style:family="text">
      <style:text-properties fo:font-style="normal" fo:font-weight="normal" officeooo:rsid="031a048a"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4</text:user-defined> – <text:user-defined style:data-style-name="N0" text:name="Session">Automne 2015</text:user-defined></text:p>
      <text:p text:style-name="P1"/>
      <text:p text:style-name="P1"><text:user-defined style:data-style-name="N0" text:name="Titre">API Window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9">Barouche, Sabrina, 1716344</text:p>
            <text:p text:style-name="P59">Ouellet, Francis, 1577496</text:p>
            <text:p text:style-name="P59">Rondeau, Samuel, 1723869</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28">Directives </text:p>
      <text:list xml:id="list6150705139737345686" text:style-name="L1">
        <text:list-item>
          <text:p text:style-name="P61">Il est suggéré de faire l'activité en équipe de deux. Inscrivez les noms ci-haut.</text:p>
        </text:list-item>
        <text:list-item>
          <text:p text:style-name="P60">Répondez directement dans le questionnaire ODT avec Libre Office.</text:p>
        </text:list-item>
        <text:list-item>
          <text:p text:style-name="P60">La correction se fera directement dans le document électronique.</text:p>
        </text:list-item>
        <text:list-item>
          <text:p text:style-name="P60"><text:span text:style-name="T1">Remettez sur Moodle l</text:span>e questionnaire rempli et le code<text:span text:style-name="T2">.</text:span></text:p>
        </text:list-item>
        <text:list-item>
          <text:p text:style-name="P60">Une seule personne de l'équipe doit effectuer la remise sur Moodle.</text:p>
        </text:list-item>
        <text:list-item>
          <text:p text:style-name="P62">Utilisez les machines du laboratoire pour obtenir vos résultats.</text:p>
        </text:list-item>
        <text:list-item>
          <text:p text:style-name="P63">10% de la note finale peut être enlevée pour la mauvaise qualité de la langue.</text:p>
        </text:list-item>
      </text:list>
      <text:p text:style-name="P27">Mise en situation</text:p>
      <text:p text:style-name="P15"><text:span text:style-name="T6">Vous travaillez sur </text:span><text:span text:style-name="T4">iEffect</text:span><text:span text:style-name="T8">, une application de traitement d'images. Cette application a pour but d'appliquer plusieurs effets successifs sur un grand nombre d'images. Ce type de traitement peut se faire plus rapidement </text:span><text:span text:style-name="T27">en utilisant un pipeline à plusieurs fils d'exécution.</text:span><text:span text:style-name="T8"> </text:span></text:p>
      <text:p text:style-name="P15"><text:span text:style-name="T8">La figure 1 représente le traitement de 3 images, sur lesquelles on applique 2 effets. Dans le cas du traitement en pipeline, </text:span><text:span text:style-name="T27">un fil d'exécution est démarré pour chaque étape de traitement</text:span><text:span text:style-name="T8">, ce qui permet de diminuer le temps total de traitement du lot d'images comparativement à une exécution en série.</text:span></text:p>
      <text:p text:style-name="P8"><draw:frame draw:style-name="fr1" draw:name="Cadre2" text:anchor-type="paragraph" svg:width="17.59cm" draw:z-index="0"><draw:text-box fo:min-height="6.285cm"><text:p text:style-name="P29"><draw:frame draw:style-name="fr2" draw:name="images2" text:anchor-type="paragraph" svg:x="0.004cm" svg:y="0.002cm" svg:width="17.59cm" style:rel-width="100%" svg:height="6.285cm" style:rel-height="scale" draw:z-index="1"><draw:image xlink:href="Pictures/200002CA00004C8A00001B5A442BD0B457238777.svm" xlink:type="simple" xlink:show="embed" xlink:actuate="onLoad"/></draw:frame>Illustration <text:sequence text:ref-name="refIllustration0" text:name="Illustration" text:formula="ooow:Illustration+1" style:num-format="1">1</text:sequence>: <text:span text:style-name="T7">Exemple du t</text:span>raitement en série et en pipeline <text:span text:style-name="T7">selon le temps</text:span></text:p></draw:text-box></draw:frame><text:soft-page-break/> </text:p>
      <text:p text:style-name="P17">Les étapes de traitement sont reliées par un objet <text:span text:style-name="T3">ImageQueue</text:span>, tel que représenté à la figure 2. <text:span text:style-name="T3">ImageQueue</text:span> est une <text:span text:style-name="T26">queue FIFO bloquante</text:span>. Lorsque la queue est vide, <text:span text:style-name="T26">le consommateur bloque et attend une image</text:span>. Lorsque la queue est pleine, <text:span text:style-name="T26">le producteur bloque en attendant qu'il y ait de l'espace</text:span>. On limite la taille de chaque <text:span text:style-name="T3">ImageQueue</text:span> pour borner le nombre simultané d'images en mémoire. </text:p>
      <text:p text:style-name="P9"/>
      <text:p text:style-name="P9"><draw:frame draw:style-name="fr1" draw:name="Cadre1" text:anchor-type="paragraph" svg:width="17.59cm" draw:z-index="2"><draw:text-box fo:min-height="1.422cm"><text:p text:style-name="P29"><draw:frame draw:style-name="fr3" draw:name="images1" text:anchor-type="paragraph" svg:width="17.59cm" svg:height="0.767cm" draw:z-index="3"><draw:image xlink:href="Pictures/2000031F000059DB000003EC5E6256B359A59AAC.svm" xlink:type="simple" xlink:show="embed" xlink:actuate="onLoad"/></draw:frame>Illustration <text:sequence text:ref-name="refIllustration1" text:name="Illustration" text:formula="ooow:Illustration+1" style:num-format="1">2</text:sequence>: Organisation du pipeline</text:p></draw:text-box></draw:frame></text:p>
      <text:p text:style-name="P16"><text:span text:style-name="T28">Une étape de traitement peut agir comme consommateur, producteur ou les deux</text:span><text:span text:style-name="T10">. La première étape du traitement est </text:span><text:span text:style-name="technical"><text:span text:style-name="T11">LoadImage</text:span></text:span><text:span text:style-name="T11">, qui charge l'image en mémoire à partir d'un fichier. Cette étape agit comme productrice dans la chaîne. La dernière étape est </text:span><text:span text:style-name="technical"><text:span text:style-name="T11">SaveImage</text:span></text:span><text:span text:style-name="T11">. Elle enregistre le résultat final et agit en tant que consommatrice. Les étapes </text:span><text:span text:style-name="technical"><text:span text:style-name="T14">EffectStage</text:span></text:span><text:span text:style-name="T14">, situées au centre du pipeline et dont le rôle est d'appliquer un effet sur l'image, agissent comme consommatrices de l'étape précédente et comme productrices pour l'étape suivante.</text:span></text:p>
      <text:p text:style-name="P18">Lorsque la file est vide, alors le consommateur bloque et attend qu'un élément <text:span text:style-name="T25">s</text:span>oit produit. Lorsque la file est pleine, alors le producteur bloque et attend qu'un élément soit libéré.</text:p>
      <text:h text:style-name="P56" text:outline-level="1"><text:soft-page-break/>Implémentation de iEffect</text:h>
      <text:p text:style-name="P19">Votre mission est de compléter iEffect pour réaliser le traitement en pipeline. Deux classes sont à compléter. </text:p>
      <text:list xml:id="list7624778673281438702" text:style-name="L2">
        <text:list-item>
          <text:p text:style-name="P46"><text:span text:style-name="technical"><text:span text:style-name="T12">ImageQueue </text:span></text:span><text:span text:style-name="T12">: implémenter la queue FIFO bloquante </text:span><text:span text:style-name="T29">à l'aide de sémaphores </text:span><text:span text:style-name="T43">(implémentation des méthodes </text:span><text:span text:style-name="T5">queue </text:span><text:span text:style-name="T44">et </text:span><text:span text:style-name="T5">dequeue</text:span><text:span text:style-name="T42">.</text:span></text:p>
        </text:list-item>
        <text:list-item>
          <text:p text:style-name="P45"><text:span text:style-name="technical"><text:span text:style-name="T9">PipelineManager </text:span></text:span><text:span text:style-name="T9">: créer les fils d'exécution </text:span><text:span text:style-name="T30">pour chaque étape de traitement</text:span><text:span text:style-name="T9"> </text:span><text:span text:style-name="technical"><text:span text:style-name="T13">PipelineStage </text:span></text:span><text:span text:style-name="technical"><text:span text:style-name="T39"><text:s/></text:span></text:span><text:span text:style-name="technical"><text:span text:style-name="T40">en appliquant ce qui a déjà </text:span></text:span><text:span text:style-name="technical"><text:span text:style-name="T41">été fa</text:span></text:span><text:span text:style-name="technical"><text:span text:style-name="T40">it pour Linux au cas de Windows.</text:span></text:span></text:p>
        </text:list-item>
      </text:list>
      <text:p text:style-name="P20">Dans le cadre du laboratoire, l'implémentation doit être réalisée <text:span text:style-name="T26">avec l'API Windows</text:span>, incluant les sémaphores, les verrous et le démarrage des fils d'exécution.</text:p>
      <text:p text:style-name="P37">Utilisation avec QtCreator</text:p>
      <text:p text:style-name="P13">Voici les étapes à suivre.</text:p>
      <text:list xml:id="list8543485985484418641" text:style-name="L3">
        <text:list-item>
          <text:p text:style-name="P47">Décompresser les sources <text:span text:style-name="T23">dans <text:s/></text:span><text:a xlink:type="simple" xlink:href="../../../C:/Temp" text:style-name="Internet_20_link" text:visited-style-name="Visited_20_Internet_20_Link"><text:span text:style-name="T23">C:\Temp</text:span></text:a></text:p>
        </text:list-item>
        <text:list-item>
          <text:p text:style-name="P48">Changer de répertoire pour la base des sources</text:p>
        </text:list-item>
        <text:list-item>
          <text:p text:style-name="P49">Ouvrir le fichier inf2610-lab4.pro.</text:p>
        </text:list-item>
        <text:list-item>
          <text:p text:style-name="P50">Configurer le projet en choisissant les paramètres par défaut.</text:p>
        </text:list-item>
        <text:list-item>
          <text:p text:style-name="P50">Ctrl-B pour compiler le projet.</text:p>
        </text:list-item>
      </text:list>
      <text:p text:style-name="P21">Le programme <text:span text:style-name="technical">i</text:span><text:span text:style-name="technical"><text:span text:style-name="T24">e</text:span></text:span><text:span text:style-name="technical">ffect</text:span> nécessite des arguments <text:span text:style-name="T20">pour</text:span> <text:span text:style-name="T20">son </text:span>exécution. Voici les étapes à suivre pour définir les arguments à passer.</text:p>
      <text:list xml:id="list5300124989242971008" text:style-name="L4">
        <text:list-item>
          <text:p text:style-name="P51">Dans l'onglet « Projects », sélectionner les configurations « Run ».</text:p>
        </text:list-item>
        <text:list-item>
          <text:p text:style-name="P52">Sélectionner le programme à exécuter sous « Run configuration ».</text:p>
        </text:list-item>
        <text:list-item>
          <text:p text:style-name="P52">Inscrire les arguments (sans la commande elle-même).</text:p>
        </text:list-item>
      </text:list>
      <text:p text:style-name="P14">Voici les arguments acceptés par ieffect :</text:p>
      <text:p text:style-name="P32">--input <text:s text:c="5"/>PATH <text:s text:c="7"/>Chemin d'accès des images à traiter</text:p>
      <text:p text:style-name="P32"><text:soft-page-break/>--output <text:s text:c="4"/>PATH <text:s text:c="7"/>Chemin d'accès des images finales</text:p>
      <text:p text:style-name="P35">--effects <text:s text:c="3"/>eff1,eff2 <text:s text:c="2"/>Liste des effets à appliquer, séparés par des virgules</text:p>
      <text:p text:style-name="P33">--queue-size INT <text:s text:c="8"/>Taille maximale des files d'attentes</text:p>
      <text:p text:style-name="P11">Les effets sont appliqués dans l'ordre spécifié. La liste des effets est détaillé<text:span text:style-name="T25">e</text:span> <text:span text:style-name="T25">dans le</text:span> tableau suivant.</text:p>
      <table:table table:name="Tableau2" table:style-name="Tableau2">
        <table:table-column table:style-name="Tableau2.A"/>
        <table:table-column table:style-name="Tableau2.B"/>
        <table:table-row>
          <table:table-cell table:style-name="Tableau2.A1" office:value-type="string">
            <text:p text:style-name="P44">Nom de l'effet</text:p>
          </table:table-cell>
          <table:table-cell table:style-name="Tableau2.B1" office:value-type="string">
            <text:p text:style-name="P44">Description</text:p>
          </table:table-cell>
        </table:table-row>
        <table:table-row>
          <table:table-cell table:style-name="Tableau2.A6" office:value-type="string">
            <text:p text:style-name="P42">blur</text:p>
          </table:table-cell>
          <table:table-cell table:style-name="Tableau2.B6" office:value-type="string">
            <text:p text:style-name="P39">Applique un filtre gaussien (ajoute du flou)</text:p>
          </table:table-cell>
        </table:table-row>
        <table:table-row>
          <table:table-cell table:style-name="Tableau2.A6" office:value-type="string">
            <text:p text:style-name="P42">brightness</text:p>
          </table:table-cell>
          <table:table-cell table:style-name="Tableau2.B6" office:value-type="string">
            <text:p text:style-name="P39">Augmente la luminosité</text:p>
          </table:table-cell>
        </table:table-row>
        <table:table-row>
          <table:table-cell table:style-name="Tableau2.A6" office:value-type="string">
            <text:p text:style-name="P42">cool</text:p>
          </table:table-cell>
          <table:table-cell table:style-name="Tableau2.B6" office:value-type="string">
            <text:p text:style-name="P39">Rend l'image bleutée</text:p>
          </table:table-cell>
        </table:table-row>
        <table:table-row>
          <table:table-cell table:style-name="Tableau2.A6" office:value-type="string">
            <text:p text:style-name="P42">greyscale</text:p>
          </table:table-cell>
          <table:table-cell table:style-name="Tableau2.B6" office:value-type="string">
            <text:p text:style-name="P39">Rend l'image en noir et blanc</text:p>
          </table:table-cell>
        </table:table-row>
        <table:table-row>
          <table:table-cell table:style-name="Tableau2.A6" office:value-type="string">
            <text:p text:style-name="P42">saturation</text:p>
          </table:table-cell>
          <table:table-cell table:style-name="Tableau2.B6" office:value-type="string">
            <text:p text:style-name="P39">Augmente la saturation</text:p>
          </table:table-cell>
        </table:table-row>
        <table:table-row>
          <table:table-cell table:style-name="Tableau2.A8" office:value-type="string">
            <text:p text:style-name="P42">sharpen</text:p>
          </table:table-cell>
          <table:table-cell table:style-name="Tableau2.B8" office:value-type="string">
            <text:p text:style-name="P39">Applique un filtre qui accentue les contours</text:p>
          </table:table-cell>
        </table:table-row>
        <table:table-row>
          <table:table-cell table:style-name="Tableau2.A8" office:value-type="string">
            <text:p text:style-name="P42">thumbnail</text:p>
          </table:table-cell>
          <table:table-cell table:style-name="Tableau2.B8" office:value-type="string">
            <text:p text:style-name="P41">Crée un vignette de 50 par 50 pixel maximum</text:p>
          </table:table-cell>
        </table:table-row>
        <table:table-row>
          <table:table-cell table:style-name="Tableau2.A9" office:value-type="string">
            <text:p text:style-name="P42">warm</text:p>
          </table:table-cell>
          <table:table-cell table:style-name="Tableau2.B9" office:value-type="string">
            <text:p text:style-name="P40">Rend l'image plus rougeâtre</text:p>
          </table:table-cell>
        </table:table-row>
      </table:table>
      <text:p text:style-name="P22">Pour les fins du laboratoire, un jeu d'images à traiter est fourni (archive <text:span text:style-name="T3">imageset.zip</text:span>). Voici un exemple d'arguments à passer dans QtCreator pour traiter les images fournies (ajuster au besoin les chemins d'accès vers les images de départ) :</text:p>
      <text:p text:style-name="P34">--input $(Proj<text:span text:style-name="T21">ectDir</text:span>)\..\..\images<text:span text:style-name="T22">et\small</text:span> --output results --effects cool,saturation,sharpen --queue-size 2</text:p>
      <text:p text:style-name="P3"/>
      <text:p text:style-name="P4">Astuce : pour réduire le temps d'exécution pendant le développement, vous pouvez utiliser les images miniatures plutôt que les images pleine grandeur, ou créer un répertoire avec seulement quelques images. </text:p>
      <text:p text:style-name="P36">Correction</text:p>
      <table:table table:name="Tableau1" table:style-name="Tableau1">
        <table:table-column table:style-name="Tableau1.A"/>
        <table:table-column table:style-name="Tableau1.B"/>
        <table:table-column table:style-name="Tableau1.C"/>
        <table:table-row>
          <table:table-cell table:style-name="Tableau1.A1" office:value-type="string">
            <text:h text:style-name="question" text:outline-level="2"><text:span text:style-name="T16">Implémentation correcte des classes </text:span><text:span text:style-name="technical"><text:span text:style-name="T16">ImageQueue</text:span></text:span><text:span text:style-name="T16"> et </text:span><text:span text:style-name="technical"><text:span text:style-name="T15">PipelineManager</text:span></text:span>. </text:h>
          </table:table-cell>
          <table:table-cell table:style-name="Tableau1.A1" office:value-type="string">
            <text:p text:style-name="P6"/>
          </table:table-cell>
          <table:table-cell table:style-name="Tableau1.A1" office:value-type="string">
            <text:p text:style-name="Text_20_body">/ <text:span text:style-name="T25">12 </text:span>pt</text:p>
          </table:table-cell>
        </table:table-row>
      </table:table>
      <text:h text:style-name="P57" text:outline-level="1">Observation de l'exécution</text:h>
      <text:p text:style-name="P25"><text:span text:style-name="T31">La performance d'un pipeline est affectée par l'étape la plus lente de la </text:span><text:span text:style-name="T35">chaîne.</text:span><text:span text:style-name="T31"> Dans votre implémentation et pour un traitement en particulier, quelle est l'étape qui limite la performance? </text:span></text:p>
      <text:p text:style-name="P25"><text:soft-page-break/><text:span text:style-name="T31">Pour le savoir, </text:span><text:span text:style-name="T36">l'objet </text:span><text:span text:style-name="technical"><text:span text:style-name="T37">ImageQueue</text:span></text:span><text:span text:style-name="T37"> est instrumenté pour enregistrer le nombre d'images en attente selon le temps</text:span><text:span text:style-name="T32">. Les traces sont enregistrées dans un répertoire comportant le moment de l'exécution. Pour charger la trace, utilisez l'outil </text:span><text:span text:style-name="technical"><text:span text:style-name="T32">qview</text:span></text:span><text:span text:style-name="T32"> fourni avec les sources du laboratoire.</text:span></text:p>
      <text:p text:style-name="P23">De plus, la variation dans la taille des données à traiter (dans ce cas la taille des images) peut produire un effet néfaste sur la performance. L'utilisation de files d'attente permet de mitiger cet impact. Vous pouvez observer cet effet en utilisant différente<text:span text:style-name="T25">s</text:span> tailles de files sur les images du dossier « mix ».</text:p>
      <text:p text:style-name="P24"><text:span text:style-name="T33">Effectuez les expériences suivantes sur les images de tailles mixtes (dossier « mix ») et comportant 4 effets de votre choix, sauf </text:span><text:span text:style-name="technical"><text:span text:style-name="T34">thumbnail</text:span></text:span><text:span text:style-name="T33">.</text:span></text:p>
      <text:list xml:id="list4232907712740926579" text:style-name="L5">
        <text:list-item>
          <text:p text:style-name="P54">Fixer la taille des files d'attente à 1.</text:p>
        </text:list-item>
        <text:list-item>
          <text:p text:style-name="P55">Fixer la taille des files d'attente à 10.</text:p>
        </text:list-item>
        <text:list-item>
          <text:p text:style-name="P53"><text:span text:style-name="T34">Ajouter l'étape </text:span><text:span text:style-name="technical"><text:span text:style-name="T34">thumbnail</text:span></text:span><text:span text:style-name="T34"> dans la chaîne du traitement.</text:span></text:p>
        </text:list-item>
      </text:list>
      <text:p text:style-name="P26"><text:span text:style-name="T38">Insérez ci-bas dans la section « résultats et analyse » les captures d'écran des traces ouvertes dans </text:span><text:span text:style-name="technical"><text:span text:style-name="T38">qview</text:span></text:span><text:span text:style-name="T38"> pour chacune des expériences. Inscrivez les effets appliqués. Analysez les résultats par rapport au délai d'exécution, la taille des files d'attentes dans le temps et autres observations que vous pouvez déduire de l'observation. Votre analyse doit comporter un maximum de trois pages, incluant les captures d'écran en lien avec les explications.</text:span></text:p>
      <text:p text:style-name="P38"/>
      <text:p text:style-name="P31">Résultats et analyse</text:p>
      <text:p text:style-name="P12"/>
      <text:p text:style-name="P12"/>
      <text:p text:style-name="P30">Correction</text:p>
      <table:table table:name="Tableau3" table:style-name="Tableau3">
        <table:table-column table:style-name="Tableau3.A"/>
        <table:table-column table:style-name="Tableau3.B"/>
        <table:table-column table:style-name="Tableau3.C"/>
        <table:table-row>
          <table:table-cell table:style-name="Tableau3.A1" office:value-type="string">
            <text:h text:style-name="P64" text:outline-level="2">Capture d'écran des expériences. </text:h>
          </table:table-cell>
          <table:table-cell table:style-name="Tableau3.A1" office:value-type="string">
            <text:p text:style-name="P7"/>
          </table:table-cell>
          <table:table-cell table:style-name="Tableau3.A1" office:value-type="string">
            <text:p text:style-name="P10">/ <text:span text:style-name="T17">4</text:span>pt</text:p>
          </table:table-cell>
        </table:table-row>
        <table:table-row>
          <table:table-cell table:style-name="Tableau3.A1" office:value-type="string">
            <text:h text:style-name="P65" text:outline-level="2">Analyse des résultats. </text:h>
          </table:table-cell>
          <table:table-cell table:style-name="Tableau3.A1" office:value-type="string">
            <text:p text:style-name="P7"/>
          </table:table-cell>
          <table:table-cell table:style-name="Tableau3.A1" office:value-type="string">
            <text:p text:style-name="P10">/ <text:span text:style-name="T18">4pt</text:span></text:p>
          </table:table-cell>
        </table:table-row>
      </table:table>
      <text:h text:style-name="P5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text:span text:style-name="T19">2</text:span></text:p>
          </table:table-cell>
          <table:table-cell table:style-name="Résultats.B1" table:formula="ooow:&lt;Tableau3.B2&gt;+&lt;Tableau3.B1&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254cm" fo:margin-bottom="0.254cm" loext:contextual-spacing="false" fo:background-color="transparent"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4</text:user-defined><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7T12:07:23</meta:creation-date>
    <meta:editing-duration>PT2H56M28S</meta:editing-duration>
    <meta:editing-cycles>23</meta:editing-cycles>
    <meta:generator>LibreOffice/5.0.3.2$Linux_X86_64 LibreOffice_project/00m0$Build-2</meta:generator>
    <meta:initial-creator>francis </meta:initial-creator>
    <dc:date>2015-11-19T18:24:33.171153116</dc:date>
    <meta:document-statistic meta:table-count="5" meta:image-count="2" meta:object-count="0" meta:page-count="7" meta:paragraph-count="99" meta:word-count="1096" meta:character-count="6896" meta:non-whitespace-character-count="5880"/>
    <meta:user-defined meta:name="Cours">Noyau du système d'exploitation</meta:user-defined>
    <meta:user-defined meta:name="Etiquette">Laboratoire 4</meta:user-defined>
    <meta:user-defined meta:name="Session">Automne 2015</meta:user-defined>
    <meta:user-defined meta:name="Sigle">INF2610</meta:user-defined>
    <meta:user-defined meta:name="Titre" meta:value-type="string">API Windows</meta:user-defined>
  </office:meta>
</office:document-meta>
</file>